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12a5"/>
    </style:style>
    <style:style style:name="P2" style:family="paragraph" style:parent-style-name="Standard">
      <style:text-properties fo:font-size="18pt" officeooo:rsid="0018f969" officeooo:paragraph-rsid="0018f969" style:font-size-asian="18pt" style:font-size-complex="18pt"/>
    </style:style>
    <style:style style:name="P3" style:family="paragraph" style:parent-style-name="Standard">
      <style:paragraph-properties fo:margin-top="0.101cm" fo:margin-bottom="0.101cm" loext:contextual-spacing="false" fo:line-height="150%" fo:text-align="justify" style:justify-single-word="false"/>
    </style:style>
    <style:style style:name="P4" style:family="paragraph" style:parent-style-name="Standard">
      <style:paragraph-properties fo:margin-top="0.101cm" fo:margin-bottom="0.101cm" loext:contextual-spacing="false" fo:line-height="150%" fo:text-align="justify" style:justify-single-word="false"/>
      <style:text-properties officeooo:rsid="0015e076" officeooo:paragraph-rsid="00160c4b"/>
    </style:style>
    <style:style style:name="P5" style:family="paragraph" style:parent-style-name="Standard">
      <style:paragraph-properties fo:margin-top="0.101cm" fo:margin-bottom="0.101cm" loext:contextual-spacing="false" fo:line-height="150%" fo:text-align="justify" style:justify-single-word="false"/>
      <style:text-properties fo:font-size="15pt" officeooo:rsid="00160c4b" officeooo:paragraph-rsid="00160c4b" style:font-size-asian="15pt" style:font-size-complex="15pt"/>
    </style:style>
    <style:style style:name="P6" style:family="paragraph" style:parent-style-name="Standard">
      <style:paragraph-properties fo:margin-top="0.101cm" fo:margin-bottom="0.101cm" loext:contextual-spacing="false" fo:line-height="150%" fo:text-align="justify" style:justify-single-word="false"/>
      <style:text-properties fo:font-size="12pt" officeooo:rsid="00166916" officeooo:paragraph-rsid="00166916" style:font-size-asian="10.5pt" style:font-size-complex="12pt"/>
    </style:style>
    <style:style style:name="P7" style:family="paragraph" style:parent-style-name="Standard">
      <style:paragraph-properties fo:margin-top="0.101cm" fo:margin-bottom="0.101cm" loext:contextual-spacing="false" fo:line-height="150%" fo:text-align="justify" style:justify-single-word="false"/>
      <style:text-properties fo:font-size="12pt" officeooo:rsid="00166916" officeooo:paragraph-rsid="001812a5" style:font-size-asian="10.5pt" style:font-size-complex="12pt"/>
    </style:style>
    <style:style style:name="P8" style:family="paragraph" style:parent-style-name="Standard">
      <style:paragraph-properties fo:margin-top="0.101cm" fo:margin-bottom="0.101cm" loext:contextual-spacing="false" fo:line-height="150%" fo:text-align="justify" style:justify-single-word="false"/>
      <style:text-properties fo:font-size="12pt" officeooo:rsid="00166916" officeooo:paragraph-rsid="0018f969" style:font-size-asian="10.5pt" style:font-size-complex="12pt"/>
    </style:style>
    <style:style style:name="P9" style:family="paragraph" style:parent-style-name="Table_20_Contents">
      <style:paragraph-properties fo:text-align="justify" style:justify-single-word="false"/>
      <style:text-properties fo:font-size="12pt" officeooo:rsid="001812a5" officeooo:paragraph-rsid="001812a5" style:font-size-asian="10.5pt" style:font-size-complex="12pt"/>
    </style:style>
    <style:style style:name="P10" style:family="paragraph" style:parent-style-name="Table_20_Contents">
      <style:paragraph-properties fo:text-align="justify" style:justify-single-word="false"/>
      <style:text-properties fo:font-size="12pt" officeooo:rsid="001812a5" officeooo:paragraph-rsid="0018f969" style:font-size-asian="10.5pt" style:font-size-complex="12pt"/>
    </style:style>
    <style:style style:name="P11" style:family="paragraph" style:parent-style-name="Table_20_Contents">
      <style:paragraph-properties fo:text-align="justify" style:justify-single-word="false"/>
      <style:text-properties fo:font-size="12pt" officeooo:rsid="0018bf26" officeooo:paragraph-rsid="0018bf26" style:font-size-asian="10.5pt" style:font-size-complex="12pt"/>
    </style:style>
    <style:style style:name="P12" style:family="paragraph" style:parent-style-name="Standard" style:master-page-name="MP0">
      <style:paragraph-properties style:page-number="auto" fo:break-before="page"/>
    </style:style>
    <style:style style:name="P13" style:family="paragraph" style:parent-style-name="Standard">
      <style:text-properties officeooo:paragraph-rsid="001bddb8"/>
    </style:style>
    <style:style style:name="P14" style:family="paragraph" style:parent-style-name="Standard">
      <style:text-properties fo:font-size="18pt" officeooo:rsid="001bddb8" officeooo:paragraph-rsid="001bddb8" style:font-size-asian="18pt" style:font-size-complex="18pt"/>
    </style:style>
    <style:style style:name="P15" style:family="paragraph" style:parent-style-name="Standard">
      <style:text-properties fo:font-size="18pt" officeooo:rsid="001bddb8" officeooo:paragraph-rsid="001cd62a" style:font-size-asian="18pt" style:font-size-complex="18pt"/>
    </style:style>
    <style:style style:name="P16" style:family="paragraph" style:parent-style-name="Standard">
      <style:text-properties officeooo:paragraph-rsid="001cd62a"/>
    </style:style>
    <style:style style:name="P17" style:family="paragraph" style:parent-style-name="Standard" style:list-style-name="L1">
      <style:paragraph-properties fo:margin-top="0.101cm" fo:margin-bottom="0.101cm" loext:contextual-spacing="false" fo:line-height="150%" fo:text-align="justify" style:justify-single-word="false"/>
    </style:style>
    <style:style style:name="P18" style:family="paragraph" style:parent-style-name="Standard">
      <style:paragraph-properties fo:margin-top="0.101cm" fo:margin-bottom="0.101cm" loext:contextual-spacing="false" fo:line-height="150%" fo:text-align="justify" style:justify-single-word="false"/>
      <style:text-properties officeooo:paragraph-rsid="001bddb8"/>
    </style:style>
    <style:style style:name="P19" style:family="paragraph" style:parent-style-name="Standard" style:list-style-name="L1">
      <style:paragraph-properties fo:margin-top="0.101cm" fo:margin-bottom="0.101cm" loext:contextual-spacing="false" fo:line-height="150%" fo:text-align="justify" style:justify-single-word="false"/>
      <style:text-properties officeooo:rsid="000fd18b" officeooo:paragraph-rsid="000fd18b"/>
    </style:style>
    <style:style style:name="P20" style:family="paragraph" style:parent-style-name="Standard" style:list-style-name="L1">
      <style:paragraph-properties fo:margin-top="0.101cm" fo:margin-bottom="0.101cm" loext:contextual-spacing="false" fo:line-height="150%" fo:text-align="justify" style:justify-single-word="false"/>
      <style:text-properties officeooo:rsid="000d5fc1"/>
    </style:style>
    <style:style style:name="P21" style:family="paragraph" style:parent-style-name="Standard">
      <style:paragraph-properties fo:margin-top="0.101cm" fo:margin-bottom="0.101cm" loext:contextual-spacing="false" fo:line-height="150%" fo:text-align="justify" style:justify-single-word="false"/>
      <style:text-properties fo:font-size="12pt" officeooo:rsid="00166916" officeooo:paragraph-rsid="0018f969" style:font-size-asian="10.5pt" style:font-size-complex="12pt"/>
    </style:style>
    <style:style style:name="P22" style:family="paragraph" style:parent-style-name="Standard">
      <style:paragraph-properties fo:margin-top="0.101cm" fo:margin-bottom="0.101cm" loext:contextual-spacing="false" fo:line-height="150%" fo:text-align="justify" style:justify-single-word="false"/>
      <style:text-properties fo:font-size="18pt" officeooo:rsid="001bddb8" officeooo:paragraph-rsid="0018f969" style:font-size-asian="18pt" style:font-size-complex="18pt"/>
    </style:style>
    <style:style style:name="P23" style:family="paragraph" style:parent-style-name="Table_20_Contents">
      <style:paragraph-properties fo:text-align="justify" style:justify-single-word="false"/>
      <style:text-properties fo:font-size="12pt" officeooo:rsid="001bddb8" officeooo:paragraph-rsid="001bddb8" style:font-size-asian="10.5pt" style:font-size-complex="12pt"/>
    </style:style>
    <style:style style:name="P24" style:family="paragraph" style:parent-style-name="Table_20_Contents">
      <style:paragraph-properties fo:text-align="justify" style:justify-single-word="false"/>
      <style:text-properties fo:font-size="12pt" officeooo:rsid="001bddb8" officeooo:paragraph-rsid="001cd62a" style:font-size-asian="10.5pt" style:font-size-complex="12pt"/>
    </style:style>
    <style:style style:name="P25" style:family="paragraph" style:parent-style-name="Table_20_Contents">
      <style:paragraph-properties fo:text-align="justify" style:justify-single-word="false"/>
      <style:text-properties fo:font-size="12pt" officeooo:rsid="001812a5" officeooo:paragraph-rsid="0018f969" style:font-size-asian="10.5pt" style:font-size-complex="12pt"/>
    </style:style>
    <style:style style:name="P26" style:family="paragraph" style:parent-style-name="Table_20_Contents">
      <style:paragraph-properties fo:text-align="justify" style:justify-single-word="false"/>
      <style:text-properties fo:font-size="12pt" officeooo:rsid="001812a5" officeooo:paragraph-rsid="001bddb8" style:font-size-asian="10.5pt" style:font-size-complex="12pt"/>
    </style:style>
    <style:style style:name="P27" style:family="paragraph" style:parent-style-name="Table_20_Contents">
      <style:paragraph-properties fo:text-align="justify" style:justify-single-word="false"/>
      <style:text-properties fo:font-size="12pt" officeooo:rsid="001812a5" officeooo:paragraph-rsid="001cd62a" style:font-size-asian="10.5pt" style:font-size-complex="12pt"/>
    </style:style>
    <style:style style:name="P28" style:family="paragraph" style:parent-style-name="Table_20_Contents">
      <style:paragraph-properties fo:text-align="justify" style:justify-single-word="false"/>
      <style:text-properties fo:font-size="12pt" officeooo:rsid="0018f969" officeooo:paragraph-rsid="001bddb8" style:font-size-asian="10.5pt" style:font-size-complex="12pt"/>
    </style:style>
    <style:style style:name="P29" style:family="paragraph" style:parent-style-name="Table_20_Contents">
      <style:paragraph-properties fo:text-align="justify" style:justify-single-word="false"/>
      <style:text-properties fo:font-size="12pt" officeooo:rsid="001af6f5" officeooo:paragraph-rsid="001bddb8" style:font-size-asian="10.5pt" style:font-size-complex="12pt"/>
    </style:style>
    <style:style style:name="P30" style:family="paragraph" style:parent-style-name="Table_20_Contents">
      <style:paragraph-properties fo:text-align="justify" style:justify-single-word="false"/>
      <style:text-properties fo:font-size="12pt" officeooo:rsid="001cd62a" officeooo:paragraph-rsid="001cd62a" style:font-size-asian="10.5pt" style:font-size-complex="12pt"/>
    </style:style>
    <style:style style:name="P31" style:family="paragraph" style:parent-style-name="Table_20_Contents">
      <style:paragraph-properties fo:text-align="justify" style:justify-single-word="false"/>
      <style:text-properties fo:font-size="12pt" officeooo:rsid="001d8de0" officeooo:paragraph-rsid="001d8de0" style:font-size-asian="10.5pt" style:font-size-complex="12pt"/>
    </style:style>
    <style:style style:name="T1" style:family="text">
      <style:text-properties officeooo:rsid="000d5fc1"/>
    </style:style>
    <style:style style:name="T2" style:family="text">
      <style:text-properties officeooo:rsid="000efcf3"/>
    </style:style>
    <style:style style:name="T3" style:family="text">
      <style:text-properties officeooo:rsid="000fd18b"/>
    </style:style>
    <style:style style:name="T4" style:family="text">
      <style:text-properties officeooo:rsid="001145a5"/>
    </style:style>
    <style:style style:name="T5" style:family="text">
      <style:text-properties officeooo:rsid="0011f4bf"/>
    </style:style>
    <style:style style:name="T6" style:family="text">
      <style:text-properties officeooo:rsid="0015e076"/>
    </style:style>
    <style:style style:name="T7" style:family="text">
      <style:text-properties officeooo:rsid="00160c4b"/>
    </style:style>
    <style:style style:name="T8" style:family="text">
      <style:text-properties officeooo:rsid="0018f969"/>
    </style:style>
    <style:style style:name="T9" style:family="text">
      <style:text-properties officeooo:rsid="001bddb8"/>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eterminación del ámbito del proyecto</text:p>
      <text:p text:style-name="Standard"/>
      <text:p text:style-name="P3">Este sistema de ventas de teléfonos , ayuda al <text:s/>usuario <text:s/>a realizar los registros <text:s/>del los equipos existente<text:span text:style-name="T6">s</text:span>, para llevar <text:span text:style-name="T6">acabo </text:span>un control adecuado diario <text:s/>de los equipos vendidos <text:s/>ya que actualmente la<text:span text:style-name="T6">s</text:span> tiendas no cuentan con un sistema adecuado para el registro de sus productos ya que <text:span text:style-name="T6">en </text:span>base <text:span text:style-name="T6">a</text:span> estos se a tenido casos de perdidas de información, así como <text:span text:style-name="T6">también </text:span>perdida de ganancia al llevar un mal registro de sus equipos vendidos, esto se pude evitar contando con un adecuado sistema de venta que garantice la seguridad de su información.</text:p>
      <text:p text:style-name="P3"><text:s/>Este sistema permitirá llevar un mejor control de sus registros de ventas, ganancias, y perdidas. Esto le permitirá al usuario detectar los posibles problemas que tendrá en un futuro. Evitando así perdidas monetarias y descontrol de su inventario, este sistema de venta estará diseñado de manera que el usuario pueda interactuar fácilmente y obtenga buenos resultados al utilizarlo.</text:p>
      <text:p text:style-name="P3">El sistema contará con diversas <text:s/>funcionalidades:</text:p>
      <text:list xml:id="list674507139" text:style-name="L1">
        <text:list-item>
          <text:p text:style-name="P17">Validación y registro de usuario.</text:p>
        </text:list-item>
      </text:list>
      <text:p text:style-name="P3">Se implantará la validación de usuario con la finalidad de mantener seguro los datos del usuario, evitando así que otras personas no autorizadas puedan acceder al sistema haciendo un mal uso del sistema de ventas. <text:s text:c="2"/></text:p>
      <text:list xml:id="list161960214709410" text:continue-numbering="true" text:style-name="L1">
        <text:list-item>
          <text:p text:style-name="P17">Registros de los datos de los dispositivos.</text:p>
        </text:list-item>
      </text:list>
      <text:p text:style-name="P3"><text:span text:style-name="T6">El usuario </text:span>podrá realizar sus registros diarios de las ventas y adquisición de dispositivos nuevos, además podrá registras las <text:span text:style-name="T1">características</text:span> de cada dispositivo como marca, modelo, <text:s/>precio y color del producto.</text:p>
      <text:list xml:id="list161960039155107" text:continue-numbering="true" text:style-name="L1">
        <text:list-item>
          <text:p text:style-name="P17">Modificación</text:p>
        </text:list-item>
      </text:list>
      <text:p text:style-name="P3">En cualquier momento el usuario podrá acceder a sus registros para poder hacer las modificaci<text:span text:style-name="T6">ones</text:span> necesarias siempre y cuando se requiera.</text:p>
      <text:list xml:id="list161961340613579" text:continue-numbering="true" text:style-name="L1">
        <text:list-item>
          <text:p text:style-name="P17">Eliminar registros</text:p>
          <text:p text:style-name="P19">El usuario podrá en cualquier momento eliminar los registros pasados que ya no necesite, esto con la finalidad de que no requiera de más <text:span text:style-name="T4">espacio de memoria evitando de esta manera la necesidad de hacer más gastos innecesarios. Este apartado estará diseñado de manera simple para que el usuario pueda navegar sin problemas, además de que contará con aviso de alerta </text:span><text:soft-page-break/><text:span text:style-name="T4">cuando el usuario elimine un registro, de esta forma el usuario estará seguro si desea eliminar tal registro, </text:span><text:span text:style-name="T5">evitando así el riesgo de eliminar registros importantes.</text:span></text:p>
          <text:p text:style-name="P17"/>
        </text:list-item>
        <text:list-item>
          <text:p text:style-name="P20">Búsqueda</text:p>
        </text:list-item>
      </text:list>
      <text:p text:style-name="P4">El sistema contara con una sección de búsqueda en la que le facilitara buscar un equipo en especifico para ver sus especificaciones, esto le ayudara al usuario <text:span text:style-name="T7">obtener</text:span> <text:span text:style-name="T7">rápidamente</text:span> los datos que esta buscando y <text:span text:style-name="T7">así</text:span> <text:s/><text:span text:style-name="T7">ahorrar parate de su tiempo ya que si contara con esta sección el usuario tendría que buscar en la sección de registro y ir revisando producto por producto.</text:span></text:p>
      <text:p text:style-name="P3">Este sistema tendrá el objetivo de ser una gran herramienta que pueda ayudar al usuario llevar una mejor organización de sus operaciones en su negocio y también está claro que esta también debe <text:s text:c="11"/>cumplir las expectativas de cliente en cuanto al diseño del software ya que el diseño se realizará de forma que pueda ser más agradable y entendible para el usuario, este sistema contara con diferentes herramientas, como el registro de ganancias en donde podrá ver si su negocio está resultando así como también contara con página en donde puedan consultar los modelos de teléfono que ha vendido y así el usuario podrá ver que compras son más recomendables les hará a sus proveedores, también se tomara en cuenta que se harán las necesidades que debe cubrir el software, este software también se hará un registro del usuario que ocupara el software y se podrán mas usuarios si fuera necesario. <text:s/><text:span text:style-name="T1">También se le <text:s/>agregara un logo atractivo para que usuario que llame la atención de sus clientes ya que a este también se le agregara botones en donde se encontrara la acción <text:s/>que va <text:s text:c="2"/>el usuario realizar ya que esto </text:span><text:span text:style-name="T4">hará</text:span><text:span text:style-name="T1"> <text:s/>que el software se mucho mas </text:span><text:span text:style-name="T2">entendible para el </text:span><text:span text:style-name="T3">usuario.</text:span></text:p>
      <text:p text:style-name="P3">La interfaz visualmente sera llamativa, para que el usuario se sienta cómodo al utilizarlo, sera mas</text:p>
      <text:p text:style-name="P3">divertido y el usuario querrá estarlo usando seguidamente, es importante que el software sea muy</text:p>
      <text:p text:style-name="P3">atractivo pues la mayor parte de las personas mucho toman en cuenta eso y te sientes un poco mas en</text:p>
      <text:p text:style-name="P3">confianza con la interfaz, muchas interfaces no son muy atractiva.</text:p>
      <text:p text:style-name="P3"/>
      <text:p text:style-name="P5">Posibles funcionalidades</text:p>
      <text:p text:style-name="P6">Multiusuario</text:p>
      <text:p text:style-name="P6">Si el usuario expandiera su negocio, se le podría agrega la funcionalidad que nuevos usuarios ingresen al sistema facilitando así las venta y consultas de equipos. <text:s/></text:p>
      <text:p text:style-name="P22"><text:soft-page-break/></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DANI GONZALEZ</meta:initial-creator>
    <meta:creation-date>2021-10-15T12:32:00Z</meta:creation-date>
    <dc:date>2021-10-15T16:19:19.274328555</dc:date>
    <meta:editing-cycles>6</meta:editing-cycles>
    <meta:editing-duration>PT1H53M35S</meta:editing-duration>
    <meta:document-statistic meta:table-count="0" meta:image-count="0" meta:object-count="0" meta:page-count="3" meta:paragraph-count="23" meta:word-count="715" meta:character-count="4346" meta:non-whitespace-character-count="3629"/>
    <meta:template xlink:type="simple" xlink:actuate="onRequest" xlink:title="" xlink:href="../../../../../media/labtw07/Fast%20OS%207%20Pro%20x64%20boot10/determinacion%20del%20ambito%20del%20proyecto%202.odt/Normal"/>
  </office:meta>
</office:document-meta>
</file>